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9F9CDFF76A1A9DB9.jpg" manifest:media-type="image/jpeg"/>
  <manifest:file-entry manifest:full-path="Pictures/10000000000004B00000032358D4A53EA7CCCD73.png" manifest:media-type="image/png"/>
  <manifest:file-entry manifest:full-path="Pictures/1000000000000200000001E5D476B6150A8C3071.jpg" manifest:media-type="image/jpeg"/>
  <manifest:file-entry manifest:full-path="Pictures/1000000000000323000004B026A1587CB204AD1D.png" manifest:media-type="image/png"/>
  <manifest:file-entry manifest:full-path="Pictures/100000000000020100000201678B62A927532A48.jpg" manifest:media-type="image/jpeg"/>
  <manifest:file-entry manifest:full-path="Pictures/100000000000005E0000005E64800FC68441C38A.jpg" manifest:media-type="image/jpeg"/>
  <manifest:file-entry manifest:full-path="Pictures/100000000000012C00000287BA9EC48127654535.jpg" manifest:media-type="image/jpeg"/>
  <manifest:file-entry manifest:full-path="Pictures/1000000000000287000001C27153FFCEBA1CDA3E.jpg" manifest:media-type="image/jpeg"/>
  <manifest:file-entry manifest:full-path="Pictures/100000000000020000000200F7A7B31A25AC4E04.jpg" manifest:media-type="image/jpeg"/>
  <manifest:file-entry manifest:full-path="Pictures/10000001000001B000000040B3088F8BC777C8F5.png" manifest:media-type="image/png"/>
  <manifest:file-entry manifest:full-path="Pictures/1000000000000200000002005B17109F1254B590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draw:stroke="none" draw:fill="bitmap" draw:fill-image-name="Maple_20_Leaves" draw:textarea-horizontal-align="justify" draw:textarea-vertical-align="middle" draw:auto-grow-height="false" fo:min-height="22.992cm" fo:min-width="2.742cm"/>
    </style:style>
    <style:style style:name="gr2" style:family="graphic" style:parent-style-name="Outlined_20_Blue">
      <style:graphic-properties draw:stroke="none" draw:fill="bitmap" draw:fill-image-name="Coffee_20_Beans" draw:textarea-horizontal-align="justify" draw:textarea-vertical-align="middle" draw:auto-grow-height="false" fo:min-height="22.993cm" fo:min-width="2.742cm"/>
    </style:style>
    <style:style style:name="gr3" style:family="graphic" style:parent-style-name="Outlined_20_Blue">
      <style:graphic-properties draw:stroke="none" draw:fill="bitmap" draw:fill-image-name="Lawn" draw:textarea-horizontal-align="justify" draw:textarea-vertical-align="middle" draw:auto-grow-height="false" fo:min-height="17.931cm" fo:min-width="2.741cm"/>
    </style:style>
    <style:style style:name="gr4" style:family="graphic" style:parent-style-name="Outlined_20_Blue">
      <style:graphic-properties draw:stroke="none" draw:fill="bitmap" draw:fill-image-name="Little_20_Clouds" draw:textarea-horizontal-align="justify" draw:textarea-vertical-align="middle" draw:auto-grow-height="false" fo:min-height="17.931cm" fo:min-width="2.741cm"/>
    </style:style>
    <style:style style:name="gr5" style:family="graphic" style:parent-style-name="Outlined_20_Blue">
      <style:graphic-properties draw:stroke="none" draw:fill="bitmap" draw:fill-image-name="GENLightningOverBlueBall" draw:textarea-horizontal-align="justify" draw:textarea-vertical-align="middle" draw:auto-grow-height="false" fo:min-height="18.436cm" fo:min-width="2.741cm"/>
    </style:style>
    <style:style style:name="P1" style:family="paragraph">
      <loext:graphic-properties draw:fill="bitmap" draw:fill-image-name="Maple_20_Leaves"/>
      <style:paragraph-properties fo:text-align="center"/>
    </style:style>
    <style:style style:name="P2" style:family="paragraph">
      <loext:graphic-properties draw:fill="bitmap" draw:fill-image-name="Coffee_20_Beans"/>
      <style:paragraph-properties fo:text-align="center"/>
    </style:style>
    <style:style style:name="P3" style:family="paragraph">
      <loext:graphic-properties draw:fill="bitmap" draw:fill-image-name="Lawn"/>
      <style:paragraph-properties fo:text-align="center"/>
    </style:style>
    <style:style style:name="P4" style:family="paragraph">
      <loext:graphic-properties draw:fill="bitmap" draw:fill-image-name="Little_20_Clouds"/>
      <style:paragraph-properties fo:text-align="center"/>
    </style:style>
    <style:style style:name="P5" style:family="paragraph">
      <loext:graphic-properties draw:fill="bitmap" draw:fill-image-name="GENLightningOverBlueBall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leaves" draw:style-name="gr1" draw:text-style-name="P1" draw:layer="layout" svg:width="3.038cm" svg:height="23.288cm" draw:transform="rotate (0.785398163397448) translate (1.429cm 6.40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offee" draw:style-name="gr2" draw:text-style-name="P2" draw:layer="layout" svg:width="3.038cm" svg:height="23.289cm" draw:transform="rotate (-0.785398163397449) translate (18.219cm 4.29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lawn" draw:style-name="gr3" draw:text-style-name="P3" draw:layer="layout" svg:width="3.037cm" svg:height="18.227cm" draw:transform="rotate (1.5707963267949) translate (1.751cm 22.907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ky" draw:style-name="gr4" draw:text-style-name="P4" draw:layer="layout" svg:width="3.037cm" svg:height="18.227cm" draw:transform="rotate (1.5707963267949) translate (1.751cm 7.212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park" draw:style-name="gr5" draw:text-style-name="P5" draw:layer="layout" svg:width="3.037cm" svg:height="18.732cm" svg:x="9.346cm" svg:y="4.1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Coffee_20_Beans" draw:display-name="Coffee Beans" xlink:href="Pictures/1000000000000200000002005B17109F1254B590.jpg" xlink:type="simple" xlink:show="embed" xlink:actuate="onLoad"/>
    <draw:fill-image draw:name="Color_20_Stripes" draw:display-name="Color Stripes" xlink:href="Pictures/10000001000001B000000040B3088F8BC777C8F5.png" xlink:type="simple" xlink:show="embed" xlink:actuate="onLoad"/>
    <draw:fill-image draw:name="Colorful_20_Pebbles" draw:display-name="Colorful Pebbles" xlink:href="Pictures/100000000000020000000200F7A7B31A25AC4E04.jpg" xlink:type="simple" xlink:show="embed" xlink:actuate="onLoad"/>
    <draw:fill-image draw:name="GEN4BlueLightningonBlack" xlink:href="Pictures/1000000000000287000001C27153FFCEBA1CDA3E.jpg" xlink:type="simple" xlink:show="embed" xlink:actuate="onLoad"/>
    <draw:fill-image draw:name="GENLightningOverBlueBall" xlink:href="Pictures/100000000000012C00000287BA9EC48127654535.jpg" xlink:type="simple" xlink:show="embed" xlink:actuate="onLoad"/>
    <draw:fill-image draw:name="Ice_20_light" draw:display-name="Ice light" xlink:href="Pictures/100000000000005E0000005E64800FC68441C38A.jpg" xlink:type="simple" xlink:show="embed" xlink:actuate="onLoad"/>
    <draw:fill-image draw:name="Lawn" xlink:href="Pictures/1000000000000200000001E5D476B6150A8C3071.jpg" xlink:type="simple" xlink:show="embed" xlink:actuate="onLoad"/>
    <draw:fill-image draw:name="Little_20_Clouds" draw:display-name="Little Clouds" xlink:href="Pictures/100000000000020100000201678B62A927532A48.jpg" xlink:type="simple" xlink:show="embed" xlink:actuate="onLoad"/>
    <draw:fill-image draw:name="Maple_20_Leaves" draw:display-name="Maple Leaves" xlink:href="Pictures/1000000000000200000002009F9CDFF76A1A9DB9.jpg" xlink:type="simple" xlink:show="embed" xlink:actuate="onLoad"/>
    <draw:fill-image draw:name="texture_5f_stock_5f_bokeh_5f_014_5f_by_5f_redwolf518stock-100532830-large" draw:display-name="texture_stock_bokeh_014_by_redwolf518stock-100532830-large" xlink:href="Pictures/10000000000004B00000032358D4A53EA7CCCD73.png" xlink:type="simple" xlink:show="embed" xlink:actuate="onLoad"/>
    <draw:fill-image draw:name="texture_5f_stock_5f_bokeh_5f_014_5f_by_5f_redwolf518stock-100532830-large1" draw:display-name="texture_stock_bokeh_014_by_redwolf518stock-100532830-large1" xlink:href="Pictures/1000000000000323000004B026A1587CB204AD1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07:13:54.841560316</meta:creation-date>
    <dc:date>2023-11-18T10:06:17.795845481</dc:date>
    <meta:editing-duration>PT2H46M27S</meta:editing-duration>
    <meta:editing-cycles>2</meta:editing-cycles>
    <meta:generator>LibreOffice/7.5.8.2$Linux_X86_64 LibreOffice_project/50$Build-2</meta:generator>
    <meta:document-statistic meta:object-count="5"/>
  </office:meta>
</office:document-meta>
</file>